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144.11pt"/>
    </style:style>
    <style:style style:name="co3" style:family="table-column">
      <style:table-column-properties fo:break-before="auto" style:column-width="173.06pt"/>
    </style:style>
    <style:style style:name="co4" style:family="table-column">
      <style:table-column-properties fo:break-before="auto" style:column-width="167.75pt"/>
    </style:style>
    <style:style style:name="co5" style:family="table-column">
      <style:table-column-properties fo:break-before="auto" style:column-width="25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39.2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T1010Py_Rev_C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6,R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2,R4,R7,R11,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pF/NP0/5%/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1,C22,C3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pF/50V/5%/C0G/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1,C3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nF/10V/20%/X5R/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8,C37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20nF/+80-20%/10VDC/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5,C6,C7,C9,C10,C12,<text:span text:style-name="T1">C14,</text:span></text:p>
            <text:p><text:span text:style-name="T1">C16,C19,C26,C27,C29,C35</text:span>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7uF/6.3V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,C3,C15,C18,C17,C24,C25,C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F/6.3V/20%/X5R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3,C23,C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F/6.3V/20%/X5R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8,C3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(SS34)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USE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H/NRS3015T2R2MNGH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FB1,FB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UN2211LT1G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2.768KHz/12.5pF/2P/1206</text:p>
          </table:table-cell>
          <table:table-cell office:value-type="string" calcext:value-type="string">
            <text:p>CM7V-T1A(Crystal_Package-</text:p>
            <text:p>1206_3.20x1.50x0.65mm)</text:p>
          </table:table-cell>
          <table:table-cell office:value-type="string" calcext:value-type="string">
            <text:p>Y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MHz/20ppm/20pF/4P/3225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Y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X6211A332M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MXRT1011DAE5A</text:p>
          </table:table-cell>
          <table:table-cell office:value-type="string" calcext:value-type="string">
            <text:p>LQFP-80_12x12mm_0.5_mm_pitch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25QH16B-104HIP</text:p>
          </table:table-cell>
          <table:table-cell office:value-type="string" calcext:value-type="string">
            <text:p>SOIC-8_208mil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A2710NTA(SOT-23)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N1X20</text:p>
          </table:table-cell>
          <table:table-cell office:value-type="string" calcext:value-type="string">
            <text:p>HN1x20</text:p>
          </table:table-cell>
          <table:table-cell office:value-type="string" calcext:value-type="string">
            <text:p>CON1,CON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D(TFC-9P-1.7H)</text:p>
          </table:table-cell>
          <table:table-cell table:style-name="ce5" office:value-type="string" calcext:value-type="string">
            <text:p>uSD(TFC-9P-1.xH(ATFFS150A01BR016))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B21-12-LF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TS-A016-X</text:p>
          </table:table-cell>
          <table:table-cell office:value-type="string" calcext:value-type="string">
            <text:p>BOOT1,RES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</text:p>
          </table:table-cell>
          <table:table-cell table:number-columns-repeated="1020"/>
        </table:table-row>
        <table:table-row table:style-name="ro1" table:number-rows-repeated="32">
          <table:table-cell table:style-name="Default" table:number-columns-repeated="102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7-0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1">00/00/0000</text:date>, <text:time style:data-style-name="N2" text:time-value="07:58:25.674681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01T09:14:47.318022235</dc:date>
    <meta:editing-duration>PT1H42M6S</meta:editing-duration>
    <meta:editing-cycles>20</meta:editing-cycles>
    <meta:generator>LibreOffice/5.1.6.2$Linux_X86_64 LibreOffice_project/10m0$Build-2</meta:generator>
    <meta:document-statistic meta:table-count="1" meta:cell-count="152" meta:object-count="0"/>
  </office:meta>
</office:document-meta>
</file>